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36in"/>
    </style:style>
    <style:style style:name="co2" style:family="table-column">
      <style:table-column-properties fo:break-before="auto" style:column-width="0.5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1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1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20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0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ackground-color="#ffff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Euler, convergence test, HLLC flux, N = 3, CFL = 1.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4" table:number-rows-spanned="1">
            <text:p>uniform refinement</text:p>
          </table:table-cell>
          <table:covered-table-cell/>
          <table:covered-table-cell table:style-name="ce15"/>
          <table:covered-table-cell table:style-name="ce20"/>
          <table:table-cell/>
          <table:table-cell table:style-name="ce7" office:value-type="string" calcext:value-type="string" table:number-columns-spanned="4" table:number-rows-spanned="1">
            <text:p>X = [0, 16] (right half) refined by one level</text:p>
          </table:table-cell>
          <table:covered-table-cell/>
          <table:covered-table-cell table:style-name="ce15"/>
          <table:covered-table-cell table:style-name="ce20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7"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formula="of:=2^[.A4]" office:value-type="float" office:value="32" calcext:value-type="float">
            <text:p>32</text:p>
          </table:table-cell>
          <table:table-cell table:style-name="ce5" office:value-type="float" office:value="0.0238598663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5" office:value-type="float" office:value="0.0169525509" calcext:value-type="float">
            <text:p>1.70E-02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table:formula="of:=2^[.A5]" office:value-type="float" office:value="64" calcext:value-type="float">
            <text:p>64</text:p>
          </table:table-cell>
          <table:table-cell table:style-name="ce5" office:value-type="float" office:value="0.00173717896" calcext:value-type="float">
            <text:p>1.74E-03</text:p>
          </table:table-cell>
          <table:table-cell table:style-name="ce11" table:formula="of:=LN([.C4]/[.C5])/LN(2)" office:value-type="float" office:value="3.7797676690477" calcext:value-type="float">
            <text:p>3.78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table:formula="of:=[.G4]*2" office:value-type="float" office:value="96" calcext:value-type="float">
            <text:p>96</text:p>
          </table:table-cell>
          <table:table-cell table:style-name="ce5" office:value-type="float" office:value="0.00123265439" calcext:value-type="float">
            <text:p>1.23E-03</text:p>
          </table:table-cell>
          <table:table-cell table:style-name="ce11" table:formula="of:=LN([.H4]/[.H5])/LN(2)" office:value-type="float" office:value="3.78166211561467" calcext:value-type="float">
            <text:p>3.7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table:formula="of:=2^[.A6]" office:value-type="float" office:value="128" calcext:value-type="float">
            <text:p>128</text:p>
          </table:table-cell>
          <table:table-cell table:style-name="ce5" office:value-type="float" office:value="0.0000792070507" calcext:value-type="float">
            <text:p>7.92E-05</text:p>
          </table:table-cell>
          <table:table-cell table:style-name="ce11" table:formula="of:=LN([.C5]/[.C6])/LN(2)" office:value-type="float" office:value="4.45497371539649" calcext:value-type="float">
            <text:p>4.45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table:formula="of:=[.G5]*2" office:value-type="float" office:value="192" calcext:value-type="float">
            <text:p>192</text:p>
          </table:table-cell>
          <table:table-cell table:style-name="ce5" office:value-type="float" office:value="0.0000561675395" calcext:value-type="float">
            <text:p>5.62E-05</text:p>
          </table:table-cell>
          <table:table-cell table:style-name="ce11" table:formula="of:=LN([.H5]/[.H6])/LN(2)" office:value-type="float" office:value="4.45588794032729" calcext:value-type="float">
            <text:p>4.4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table:formula="of:=2^[.A7]" office:value-type="float" office:value="256" calcext:value-type="float">
            <text:p>256</text:p>
          </table:table-cell>
          <table:table-cell table:style-name="ce5" office:value-type="float" office:value="0.00000554625359" calcext:value-type="float">
            <text:p>5.55E-06</text:p>
          </table:table-cell>
          <table:table-cell table:style-name="ce11" table:formula="of:=LN([.C6]/[.C7])/LN(2)" office:value-type="float" office:value="3.83604337206556" calcext:value-type="float">
            <text:p>3.84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table:formula="of:=[.G6]*2" office:value-type="float" office:value="384" calcext:value-type="float">
            <text:p>384</text:p>
          </table:table-cell>
          <table:table-cell table:style-name="ce5" office:value-type="float" office:value="0.00000392890441" calcext:value-type="float">
            <text:p>3.93E-06</text:p>
          </table:table-cell>
          <table:table-cell table:style-name="ce11" table:formula="of:=LN([.H6]/[.H7])/LN(2)" office:value-type="float" office:value="3.83753763231011" calcext:value-type="float">
            <text:p>3.8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table:formula="of:=2^[.A8]" office:value-type="float" office:value="512" calcext:value-type="float">
            <text:p>512</text:p>
          </table:table-cell>
          <table:table-cell table:style-name="ce5" office:value-type="float" office:value="0.000000349935129" calcext:value-type="float">
            <text:p>3.50E-07</text:p>
          </table:table-cell>
          <table:table-cell table:style-name="ce11" table:formula="of:=LN([.C7]/[.C8])/LN(2)" office:value-type="float" office:value="3.98635417683505" calcext:value-type="float">
            <text:p>3.99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table:formula="of:=[.G7]*2" office:value-type="float" office:value="768" calcext:value-type="float">
            <text:p>768</text:p>
          </table:table-cell>
          <table:table-cell table:style-name="ce5" office:value-type="float" office:value="0.000000247921328" calcext:value-type="float">
            <text:p>2.48E-07</text:p>
          </table:table-cell>
          <table:table-cell table:style-name="ce11" table:formula="of:=LN([.H7]/[.H8])/LN(2)" office:value-type="float" office:value="3.98617277452213" calcext:value-type="float">
            <text:p>3.99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12"/>
          <table:table-cell table:number-columns-repeated="3"/>
          <table:table-cell table:style-name="ce6"/>
          <table:table-cell table:style-name="ce12"/>
        </table:table-row>
        <table:table-row table:style-name="ro1"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D5:.D8])" office:value-type="float" office:value="4.0142847333362" calcext:value-type="float">
            <text:p>4.01</text:p>
          </table:table-cell>
          <table:table-cell table:style-name="ce1"/>
          <table:table-cell/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4.01531511569355" calcext:value-type="float">
            <text:p>4.0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ordinates_min = -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rdinates_max = 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 = 2 (= sixteen wavelengths in domain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t_start, t_end) = (0, 1.0)</text:p>
          </table:table-cell>
          <table:table-cell table:number-columns-repeated="8"/>
        </table:table-row>
      </table:table>
      <table:table table:name="pre-Tree er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5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55" table:default-cell-style-name="Default"/>
        <table:table-row table:style-name="ro1">
          <table:table-cell table:style-name="ce1" office:value-type="string" calcext:value-type="string">
            <text:p>Linear scalar advection, Gauss pulse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float" office:value="0.0000453974779507278" calcext:value-type="float">
            <text:p>4.54E-05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258406459225432" calcext:value-type="float">
            <text:p>2.58E-06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000135141439129466" calcext:value-type="float">
            <text:p>1.35E-07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00000272249600245752" calcext:value-type="float">
            <text:p>2.72E-06</text:p>
          </table:table-cell>
          <table:table-cell table:style-name="ce11" table:formula="of:=LN([.B4]/[.B5])/LN(2)" office:value-type="float" office:value="4.05961031536804" calcext:value-type="float">
            <text:p>4.06</text:p>
          </table:table-cell>
          <table:table-cell table:style-name="ce3"/>
          <table:table-cell table:style-name="ce5" office:value-type="float" office:value="0.0000000739937223368885" calcext:value-type="float">
            <text:p>7.40E-08</text:p>
          </table:table-cell>
          <table:table-cell table:style-name="ce11" table:formula="of:=LN([.E4]/[.E5])/LN(2)" office:value-type="float" office:value="5.12609544541731" calcext:value-type="float">
            <text:p>5.13</text:p>
          </table:table-cell>
          <table:table-cell table:style-name="ce3"/>
          <table:table-cell table:style-name="ce5" office:value-type="float" office:value="0.00000000198331007147325" calcext:value-type="float">
            <text:p>1.98E-09</text:p>
          </table:table-cell>
          <table:table-cell table:style-name="ce11" table:formula="of:=LN([.H4]/[.H5])/LN(2)" office:value-type="float" office:value="6.09041606672916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0.000000170295157960811" calcext:value-type="float">
            <text:p>1.70E-07</text:p>
          </table:table-cell>
          <table:table-cell table:style-name="ce11" table:formula="of:=LN([.B5]/[.B6])/LN(2)" office:value-type="float" office:value="3.99882061032975" calcext:value-type="float">
            <text:p>4.00</text:p>
          </table:table-cell>
          <table:table-cell table:style-name="ce3"/>
          <table:table-cell table:style-name="ce5" office:value-type="float" office:value="0.00000000235525903310674" calcext:value-type="float">
            <text:p>2.36E-09</text:p>
          </table:table-cell>
          <table:table-cell table:style-name="ce11" table:formula="of:=LN([.E5]/[.E6])/LN(2)" office:value-type="float" office:value="4.97344523466029" calcext:value-type="float">
            <text:p>4.97</text:p>
          </table:table-cell>
          <table:table-cell table:style-name="ce3"/>
          <table:table-cell table:style-name="ce5" office:value-type="float" office:value="0.0000000000311698169291357" calcext:value-type="float">
            <text:p>3.12E-11</text:p>
          </table:table-cell>
          <table:table-cell table:style-name="ce11" table:formula="of:=LN([.H5]/[.H6])/LN(2)" office:value-type="float" office:value="5.99161675492956" calcext:value-type="float">
            <text:p>5.99</text:p>
          </table:table-cell>
          <table:table-cell table:number-columns-repeated="55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5" office:value-type="float" office:value="0.0000000106450883622616" calcext:value-type="float">
            <text:p>1.06E-08</text:p>
          </table:table-cell>
          <table:table-cell table:style-name="ce11" table:formula="of:=LN([.B6]/[.B7])/LN(2)" office:value-type="float" office:value="3.99977758472896" calcext:value-type="float">
            <text:p>4.00</text:p>
          </table:table-cell>
          <table:table-cell table:style-name="ce3"/>
          <table:table-cell table:style-name="ce5" office:value-type="float" office:value="0.0000000000744087556834414" calcext:value-type="float">
            <text:p>7.44E-11</text:p>
          </table:table-cell>
          <table:table-cell table:style-name="ce11" table:formula="of:=LN([.E6]/[.E7])/LN(2)" office:value-type="float" office:value="4.98426953364423" calcext:value-type="float">
            <text:p>4.98</text:p>
          </table:table-cell>
          <table:table-cell table:style-name="ce3"/>
          <table:table-cell table:style-name="ce5" office:value-type="float" office:value="0.000000000000488487511801966" calcext:value-type="float">
            <text:p>4.88E-13</text:p>
          </table:table-cell>
          <table:table-cell table:style-name="ce11" table:formula="of:=LN([.H6]/[.H7])/LN(2)" office:value-type="float" office:value="5.99568419120487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0.000000000665349502247992" calcext:value-type="float">
            <text:p>6.65E-10</text:p>
          </table:table-cell>
          <table:table-cell table:style-name="ce11" table:formula="of:=LN([.B7]/[.B8])/LN(2)" office:value-type="float" office:value="3.99993174031597" calcext:value-type="float">
            <text:p>4.00</text:p>
          </table:table-cell>
          <table:table-cell table:style-name="ce3"/>
          <table:table-cell table:style-name="ce5" office:value-type="float" office:value="0.00000000000232676756007011" calcext:value-type="float">
            <text:p>2.33E-12</text:p>
          </table:table-cell>
          <table:table-cell table:style-name="ce11" table:formula="of:=LN([.E7]/[.E8])/LN(2)" office:value-type="float" office:value="4.99907339295514" calcext:value-type="float">
            <text:p>5.00</text:p>
          </table:table-cell>
          <table:table-cell table:style-name="ce3"/>
          <table:table-cell table:style-name="ce5"/>
          <table:table-cell table:style-name="ce11"/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5:.C8])" office:value-type="float" office:value="4.01453506268568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5:.F8])" office:value-type="float" office:value="5.02072090166924" calcext:value-type="float">
            <text:p>5.02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5:.I8])" office:value-type="float" office:value="6.02590567095453" calcext:value-type="float">
            <text:p>6.03</text:p>
          </table:table-cell>
          <table:table-cell table:style-name="ce1"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Lax-Friedrichs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303795141592534" calcext:value-type="float">
            <text:p>3.04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188134272736307" calcext:value-type="float">
            <text:p>1.88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865068421097712" calcext:value-type="float">
            <text:p>8.65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257983145198815" calcext:value-type="float">
            <text:p>2.58E-03</text:p>
          </table:table-cell>
          <table:table-cell table:style-name="ce11" table:formula="of:=LN([.B16]/[.B17])/LN(2)" office:value-type="float" office:value="3.55775007958658" calcext:value-type="float">
            <text:p>3.56</text:p>
          </table:table-cell>
          <table:table-cell table:style-name="ce3"/>
          <table:table-cell table:style-name="ce5" office:value-type="float" office:value="0.000118834070766602" calcext:value-type="float">
            <text:p>1.19E-04</text:p>
          </table:table-cell>
          <table:table-cell table:style-name="ce11" table:formula="of:=LN([.E16]/[.E17])/LN(2)" office:value-type="float" office:value="3.98474225714565" calcext:value-type="float">
            <text:p>3.98</text:p>
          </table:table-cell>
          <table:table-cell table:style-name="ce3"/>
          <table:table-cell table:style-name="ce5" office:value-type="float" office:value="0.0000118534965431618" calcext:value-type="float">
            <text:p>1.19E-05</text:p>
          </table:table-cell>
          <table:table-cell table:style-name="ce11" table:formula="of:=LN([.H16]/[.H17])/LN(2)" office:value-type="float" office:value="6.18942965169666" calcext:value-type="float">
            <text:p>6.19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66197839868662" calcext:value-type="float">
            <text:p>6.62E-05</text:p>
          </table:table-cell>
          <table:table-cell table:style-name="ce11" table:formula="of:=LN([.B17]/[.B18])/LN(2)" office:value-type="float" office:value="5.28434886239905" calcext:value-type="float">
            <text:p>5.28</text:p>
          </table:table-cell>
          <table:table-cell table:style-name="ce3"/>
          <table:table-cell table:style-name="ce5" office:value-type="float" office:value="0.00000535907407201966" calcext:value-type="float">
            <text:p>5.36E-06</text:p>
          </table:table-cell>
          <table:table-cell table:style-name="ce11" table:formula="of:=LN([.E17]/[.E18])/LN(2)" office:value-type="float" office:value="4.47082096167592" calcext:value-type="float">
            <text:p>4.47</text:p>
          </table:table-cell>
          <table:table-cell table:style-name="ce3"/>
          <table:table-cell table:style-name="ce5" office:value-type="float" office:value="0.0000000835226539662837" calcext:value-type="float">
            <text:p>8.35E-08</text:p>
          </table:table-cell>
          <table:table-cell table:style-name="ce11" table:formula="of:=LN([.H17]/[.H18])/LN(2)" office:value-type="float" office:value="7.14892941773833" calcext:value-type="float">
            <text:p>7.15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330712748270349" calcext:value-type="float">
            <text:p>3.31E-06</text:p>
          </table:table-cell>
          <table:table-cell table:style-name="ce11" table:formula="of:=LN([.B18]/[.B19])/LN(2)" office:value-type="float" office:value="4.32313357604592" calcext:value-type="float">
            <text:p>4.32</text:p>
          </table:table-cell>
          <table:table-cell table:style-name="ce3"/>
          <table:table-cell table:style-name="ce5" office:value-type="float" office:value="0.000000264336697155504" calcext:value-type="float">
            <text:p>2.64E-07</text:p>
          </table:table-cell>
          <table:table-cell table:style-name="ce11" table:formula="of:=LN([.E18]/[.E19])/LN(2)" office:value-type="float" office:value="4.34153512733768" calcext:value-type="float">
            <text:p>4.34</text:p>
          </table:table-cell>
          <table:table-cell table:style-name="ce3"/>
          <table:table-cell table:style-name="ce5" office:value-type="float" office:value="0.00000000122694599290598" calcext:value-type="float">
            <text:p>1.23E-09</text:p>
          </table:table-cell>
          <table:table-cell table:style-name="ce11" table:formula="of:=LN([.H18]/[.H19])/LN(2)" office:value-type="float" office:value="6.08902390317402" calcext:value-type="float">
            <text:p>6.09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221860709232996" calcext:value-type="float">
            <text:p>2.22E-07</text:p>
          </table:table-cell>
          <table:table-cell table:style-name="ce11" table:formula="of:=LN([.B19]/[.B20])/LN(2)" office:value-type="float" office:value="3.89785256046561" calcext:value-type="float">
            <text:p>3.90</text:p>
          </table:table-cell>
          <table:table-cell table:style-name="ce3"/>
          <table:table-cell table:style-name="ce5" office:value-type="float" office:value="0.0000000111178461232463" calcext:value-type="float">
            <text:p>1.11E-08</text:p>
          </table:table-cell>
          <table:table-cell table:style-name="ce11" table:formula="of:=LN([.E19]/[.E20])/LN(2)" office:value-type="float" office:value="4.57142749956829" calcext:value-type="float">
            <text:p>4.57</text:p>
          </table:table-cell>
          <table:table-cell table:style-name="ce3"/>
          <table:table-cell table:style-name="ce5" office:value-type="float" office:value="0.0000000000168087029665561" calcext:value-type="float">
            <text:p>1.68E-11</text:p>
          </table:table-cell>
          <table:table-cell table:style-name="ce11" table:formula="of:=LN([.H19]/[.H20])/LN(2)" office:value-type="float" office:value="6.18971953217079" calcext:value-type="float">
            <text:p>6.19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17:.C20])" office:value-type="float" office:value="4.26577126962429" calcext:value-type="float">
            <text:p>4.27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17:.F20])" office:value-type="float" office:value="4.34213146143189" calcext:value-type="float">
            <text:p>4.34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17:.I20])" office:value-type="float" office:value="6.40427562619495" calcext:value-type="float">
            <text:p>6.40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Euler, convergence test, HLLC flux</text:p>
          </table:table-cell>
          <table:table-cell table:number-columns-repeated="63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N = 3, CFL = 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4, CFL = 0.1</text:p>
          </table:table-cell>
          <table:covered-table-cell table:style-name="ce9"/>
          <table:table-cell/>
          <table:table-cell table:style-name="ce21" office:value-type="string" calcext:value-type="string" table:number-columns-spanned="2" table:number-rows-spanned="1">
            <text:p>N = 5, CFL = 0.1</text:p>
          </table:table-cell>
          <table:covered-table-cell table:style-name="ce9"/>
          <table:table-cell table:number-columns-repeated="55"/>
        </table:table-row>
        <table:table-row table:style-name="ro1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style-name="ce2"/>
          <table:table-cell table:style-name="ce2" office:value-type="string" calcext:value-type="string">
            <text:p>L2 (density)</text:p>
          </table:table-cell>
          <table:table-cell table:style-name="ce10" office:value-type="string" calcext:value-type="string">
            <text:p>EOC</text:p>
          </table:table-cell>
          <table:table-cell table:number-columns-repeated="5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0238598662906392" calcext:value-type="float">
            <text:p>2.39E-02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20563171341415" calcext:value-type="float">
            <text:p>2.06E-03</text:p>
          </table:table-cell>
          <table:table-cell table:style-name="ce11" office:value-type="string" calcext:value-type="string">
            <text:p>-</text:p>
          </table:table-cell>
          <table:table-cell table:style-name="ce3"/>
          <table:table-cell table:style-name="ce5" office:value-type="float" office:value="0.000557550133224968" calcext:value-type="float">
            <text:p>5.58E-04</text:p>
          </table:table-cell>
          <table:table-cell table:style-name="ce11" office:value-type="string" calcext:value-type="string">
            <text:p>-</text:p>
          </table:table-cell>
          <table:table-cell table:number-columns-repeated="55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float" office:value="0.00173717895631621" calcext:value-type="float">
            <text:p>1.74E-03</text:p>
          </table:table-cell>
          <table:table-cell table:style-name="ce11" table:formula="of:=LN([.B28]/[.B29])/LN(2)" office:value-type="float" office:value="3.77976767154102" calcext:value-type="float">
            <text:p>3.78</text:p>
          </table:table-cell>
          <table:table-cell table:style-name="ce3"/>
          <table:table-cell table:style-name="ce5" office:value-type="float" office:value="0.000124561163238954" calcext:value-type="float">
            <text:p>1.25E-04</text:p>
          </table:table-cell>
          <table:table-cell table:style-name="ce11" table:formula="of:=LN([.E28]/[.E29])/LN(2)" office:value-type="float" office:value="4.04513655277656" calcext:value-type="float">
            <text:p>4.05</text:p>
          </table:table-cell>
          <table:table-cell table:style-name="ce3"/>
          <table:table-cell table:style-name="ce5" office:value-type="float" office:value="0.00000684591513161399" calcext:value-type="float">
            <text:p>6.85E-06</text:p>
          </table:table-cell>
          <table:table-cell table:style-name="ce11" table:formula="of:=LN([.H28]/[.H29])/LN(2)" office:value-type="float" office:value="6.34771431596583" calcext:value-type="float">
            <text:p>6.35</text:p>
          </table:table-cell>
          <table:table-cell table:number-columns-repeated="55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5" office:value-type="float" office:value="0.0000792070506778094" calcext:value-type="float">
            <text:p>7.92E-05</text:p>
          </table:table-cell>
          <table:table-cell table:style-name="ce11" table:formula="of:=LN([.B29]/[.B30])/LN(2)" office:value-type="float" office:value="4.45497371274136" calcext:value-type="float">
            <text:p>4.45</text:p>
          </table:table-cell>
          <table:table-cell table:style-name="ce3"/>
          <table:table-cell table:style-name="ce5" office:value-type="float" office:value="0.00000303626230437916" calcext:value-type="float">
            <text:p>3.04E-06</text:p>
          </table:table-cell>
          <table:table-cell table:style-name="ce11" table:formula="of:=LN([.E29]/[.E30])/LN(2)" office:value-type="float" office:value="5.35841408089943" calcext:value-type="float">
            <text:p>5.36</text:p>
          </table:table-cell>
          <table:table-cell table:style-name="ce3"/>
          <table:table-cell table:style-name="ce5" office:value-type="float" office:value="0.000000101358790386034" calcext:value-type="float">
            <text:p>1.01E-07</text:p>
          </table:table-cell>
          <table:table-cell table:style-name="ce11" table:formula="of:=LN([.H29]/[.H30])/LN(2)" office:value-type="float" office:value="6.07770028974723" calcext:value-type="float">
            <text:p>6.08</text:p>
          </table:table-cell>
          <table:table-cell table:number-columns-repeated="5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5" office:value-type="float" office:value="0.00000554625358988351" calcext:value-type="float">
            <text:p>5.55E-06</text:p>
          </table:table-cell>
          <table:table-cell table:style-name="ce11" table:formula="of:=LN([.B30]/[.B31])/LN(2)" office:value-type="float" office:value="3.83604337169167" calcext:value-type="float">
            <text:p>3.84</text:p>
          </table:table-cell>
          <table:table-cell table:style-name="ce3"/>
          <table:table-cell table:style-name="ce5" office:value-type="float" office:value="0.000000108542460511057" calcext:value-type="float">
            <text:p>1.09E-07</text:p>
          </table:table-cell>
          <table:table-cell table:style-name="ce11" table:formula="of:=LN([.E30]/[.E31])/LN(2)" office:value-type="float" office:value="4.80596500813423" calcext:value-type="float">
            <text:p>4.81</text:p>
          </table:table-cell>
          <table:table-cell table:style-name="ce3"/>
          <table:table-cell table:style-name="ce5" office:value-type="float" office:value="0.00000000165979613883973" calcext:value-type="float">
            <text:p>1.66E-09</text:p>
          </table:table-cell>
          <table:table-cell table:style-name="ce11" table:formula="of:=LN([.H30]/[.H31])/LN(2)" office:value-type="float" office:value="5.93232134606879" calcext:value-type="float">
            <text:p>5.93</text:p>
          </table:table-cell>
          <table:table-cell table:number-columns-repeated="55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5" office:value-type="float" office:value="0.000000349935129266175" calcext:value-type="float">
            <text:p>3.50E-07</text:p>
          </table:table-cell>
          <table:table-cell table:style-name="ce11" table:formula="of:=LN([.B31]/[.B32])/LN(2)" office:value-type="float" office:value="3.98635417570738" calcext:value-type="float">
            <text:p>3.99</text:p>
          </table:table-cell>
          <table:table-cell table:style-name="ce3"/>
          <table:table-cell table:style-name="ce5" office:value-type="float" office:value="0.00000000334535877700994" calcext:value-type="float">
            <text:p>3.35E-09</text:p>
          </table:table-cell>
          <table:table-cell table:style-name="ce11" table:formula="of:=LN([.E31]/[.E32])/LN(2)" office:value-type="float" office:value="5.01995476516526" calcext:value-type="float">
            <text:p>5.02</text:p>
          </table:table-cell>
          <table:table-cell table:style-name="ce3"/>
          <table:table-cell table:style-name="ce5" office:value-type="float" office:value="0.0000000000257205216017575" calcext:value-type="float">
            <text:p>2.57E-11</text:p>
          </table:table-cell>
          <table:table-cell table:style-name="ce11" table:formula="of:=LN([.H31]/[.H32])/LN(2)" office:value-type="float" office:value="6.01194234584485" calcext:value-type="float">
            <text:p>6.01</text:p>
          </table:table-cell>
          <table:table-cell table:number-columns-repeated="55"/>
        </table:table-row>
        <table:table-row table:style-name="ro1"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/>
          <table:table-cell table:style-name="ce6"/>
          <table:table-cell table:style-name="ce12"/>
          <table:table-cell table:number-columns-repeated="55"/>
        </table:table-row>
        <table:table-row table:style-name="ro1"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C29:.C32])" office:value-type="float" office:value="4.01428473292036" calcext:value-type="float">
            <text:p>4.0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F29:.F32])" office:value-type="float" office:value="4.80736760174387" calcext:value-type="float">
            <text:p>4.81</text:p>
          </table:table-cell>
          <table:table-cell table:style-name="ce1"/>
          <table:table-cell table:style-name="ce22" office:value-type="string" calcext:value-type="string">
            <text:p>Avg. EOC</text:p>
          </table:table-cell>
          <table:table-cell table:style-name="ce29" table:formula="of:=AVERAGE([.I29:.I32])" office:value-type="float" office:value="6.09241957440668" calcext:value-type="float">
            <text:p>6.09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Setup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x_start = -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x_end = 10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 = 2 (= ten wavelengths in domain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_end = 1</text:p>
          </table:table-cell>
          <table:table-cell table:number-columns-repeated="63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5:59:00.26316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Schlottke-Lakemper</meta:initial-creator>
    <meta:creation-date>2020-02-01T00:02:38.589447205</meta:creation-date>
    <dc:date>2020-02-07T23:03:16.290561753</dc:date>
    <dc:creator>Michael Schlottke-Lakemper</dc:creator>
    <meta:editing-duration>P2DT7H11M7S</meta:editing-duration>
    <meta:editing-cycles>33</meta:editing-cycles>
    <meta:generator>LibreOffice/6.3.4.2$Linux_X86_64 LibreOffice_project/30$Build-2</meta:generator>
    <meta:document-statistic meta:table-count="2" meta:cell-count="219" meta:object-count="0"/>
  </office:meta>
</office:document-meta>
</file>